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formula="of:=5*0.25*0.75^4" office:value-type="float" office:value="0.3955078125" calcext:value-type="float">
            <text:p>0.39550781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inomial Prob dis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(FACT([.D4])/(FACT([.D5])*FACT([.D4]-[.D5])))*([.D6]^[.D5])*(1-[.D6])^([.D4]-[.D5])" office:value-type="float" office:value="0.176197052001953" calcext:value-type="float">
            <text:p>0.176197052</text:p>
          </table:table-cell>
          <table:table-cell/>
          <table:table-cell table:style-name="ce2" office:value-type="float" office:value="0.00000095367" calcext:value-type="float">
            <text:p>9.54E-0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/>
          <table:table-cell/>
          <table:table-cell table:style-name="ce2" office:value-type="float" office:value="0.000019073" calcext:value-type="float">
            <text:p>1.91E-00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/>
          <table:table-cell office:value-type="float" office:value="0.0001812" calcext:value-type="float">
            <text:p>0.000181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/>
          <table:table-cell office:value-type="float" office:value="0.00108719" calcext:value-type="float">
            <text:p>0.0010871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/>
          <table:table-cell office:value-type="float" office:value="0.004620055" calcext:value-type="float">
            <text:p>0.00462005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/>
          <table:table-cell office:value-type="float" office:value="0.01478577" calcext:value-type="float">
            <text:p>0.014785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um of yellow</text:p>
          </table:table-cell>
          <table:table-cell table:formula="of:=SUM([.F5:.F10])" office:value-type="float" office:value="0.176197052001953" calcext:value-type="float">
            <text:p>0.176197052</text:p>
          </table:table-cell>
          <table:table-cell/>
          <table:table-cell office:value-type="float" office:value="0.03696442" calcext:value-type="float">
            <text:p>0.0369644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0.07392883" calcext:value-type="float">
            <text:p>0.0739288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0.12013435" calcext:value-type="float">
            <text:p>0.1201343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0.16017914" calcext:value-type="float">
            <text:p>0.16017914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0.5*0.17619705" office:value-type="float" office:value="0.088098525" calcext:value-type="float">
            <text:p>0.088098525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H5:.H15])" office:value-type="float" office:value="0.49999950667" calcext:value-type="float">
            <text:p>0.49999950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isson Prob di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iu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 table:formula="of:=[.D19]^[.D21]*EXP(-[.D19])/FACT([.D21])" office:value-type="float" office:value="0.0394663334744031" calcext:value-type="float">
            <text:p>0.0394663335</text:p>
          </table:table-cell>
          <table:table-cell table:number-columns-repeated="3"/>
          <table:table-cell table:formula="of:=37*36*35*34*33" office:value-type="float" office:value="52307640" calcext:value-type="float">
            <text:p>523076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1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1"/>
          <table:table-cell table:number-columns-repeated="5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table:formula="of:=1-0.8413" office:value-type="float" office:value="0.1587" calcext:value-type="float">
            <text:p>0.158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UM([.F20:.F25])" office:value-type="float" office:value="0.0394663334744031" calcext:value-type="float">
            <text:p>0.0394663335</text:p>
          </table:table-cell>
          <table:table-cell table:number-columns-repeated="5"/>
        </table:table-row>
        <table:table-row table:style-name="ro1">
          <table:table-cell table:number-columns-repeated="9"/>
          <table:table-cell table:formula="of:=0.8413-0.1587" office:value-type="float" office:value="0.6826" calcext:value-type="float">
            <text:p>0.682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variance</text:p>
          </table:table-cell>
          <table:table-cell table:formula="of:=[.D19]" office:value-type="float" office:value="100" calcext:value-type="float">
            <text:p>100</text:p>
          </table:table-cell>
          <table:table-cell/>
          <table:table-cell office:value-type="string" calcext:value-type="string">
            <text:p>moderately unusual valu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tdev</text:p>
          </table:table-cell>
          <table:table-cell table:formula="of:=SQRT([.F29])" office:value-type="float" office:value="10" calcext:value-type="float">
            <text:p>10</text:p>
          </table:table-cell>
          <table:table-cell/>
          <table:table-cell table:formula="of:=[.F29]-2*[.F30]" office:value-type="float" office:value="80" calcext:value-type="float">
            <text:p>80</text:p>
          </table:table-cell>
          <table:table-cell table:formula="of:=[.F29]+2*[.F30]" office:value-type="float" office:value="120" calcext:value-type="float">
            <text:p>120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table:formula="of:=0.9713-0.7881" office:value-type="float" office:value="0.1832" calcext:value-type="float">
            <text:p>0.183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-90/75" office:value-type="float" office:value="-1.2" calcext:value-type="float">
            <text:p>-1.2</text:p>
          </table:table-cell>
          <table:table-cell table:number-columns-repeated="8"/>
          <table:table-cell table:formula="of:=17*4*2*13*11" office:value-type="float" office:value="19448" calcext:value-type="float">
            <text:p>1944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0.5-0.3372" office:value-type="float" office:value="0.1628" calcext:value-type="float">
            <text:p>0.1628</text:p>
          </table:table-cell>
          <table:table-cell table:formula="of:=[.D37]+0.3413" office:value-type="float" office:value="0.5041" calcext:value-type="float">
            <text:p>0.504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17C10</text:p>
          </table:table-cell>
          <table:table-cell table:formula="of:=FACT(17)/(FACT(10)*FACT(7))" office:value-type="float" office:value="19448" calcext:value-type="float">
            <text:p>19448</text:p>
          </table:table-cell>
        </table:table-row>
        <table:table-row table:style-name="ro1">
          <table:table-cell table:number-columns-repeated="2"/>
          <table:table-cell table:formula="of:=10/4" office:value-type="float" office:value="2.5" calcext:value-type="float">
            <text:p>2.5</text:p>
          </table:table-cell>
          <table:table-cell table:number-columns-repeated="7"/>
          <table:table-cell table:style-name="ce3" table:formula="of:=FACT(17)/(FACT(7))" office:value-type="float" office:value="70572902400" calcext:value-type="float">
            <text:p>7057290240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formula="of:=3075-3285" office:value-type="float" office:value="-210" calcext:value-type="float">
            <text:p>-2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-210/500" office:value-type="float" office:value="-0.42" calcext:value-type="float">
            <text:p>-0.42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124+131+34</text:p>
          </table:table-cell>
          <table:table-cell table:formula="of:=34+131+124"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0.8413-0.3372" office:value-type="float" office:value="0.5041" calcext:value-type="float">
            <text:p>0.504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table:formula="of:=289/375" office:value-type="float" office:value="0.770666666666667" calcext:value-type="float">
            <text:p>0.770666666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um</text:p>
          </table:table-cell>
          <table:table-cell table:formula="of:=SUM([.F44:.F48])" office:value-type="float" office:value="375" calcext:value-type="float">
            <text:p>375</text:p>
          </table:table-cell>
          <table:table-cell table:number-columns-repeated="4"/>
          <table:table-cell table:formula="of:=43*42*41" office:value-type="float" office:value="74046" calcext:value-type="float">
            <text:p>7404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6:41:37.125180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to </meta:initial-creator>
    <meta:creation-date>2016-05-15T11:40:26.125051456</meta:creation-date>
    <dc:date>2016-05-18T16:49:38.018740823</dc:date>
    <dc:creator>otto </dc:creator>
    <meta:editing-duration>PT9H8M14S</meta:editing-duration>
    <meta:editing-cycles>3</meta:editing-cycles>
    <meta:generator>LibreOffice/4.2.8.2$Linux_X86_64 LibreOffice_project/420m0$Build-2</meta:generator>
    <meta:document-statistic meta:table-count="2" meta:cell-count="67" meta:object-count="0"/>
  </office:meta>
</office:document-meta>
</file>